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12000000B8E910F36687AD451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paragraph-properties fo:line-height="200%" fo:text-align="end" style:justify-single-word="false"/>
      <style:text-properties fo:font-size="13pt" fo:font-weight="bold" officeooo:paragraph-rsid="000a24cf" style:font-size-asian="13pt" style:font-weight-asian="bold" style:font-size-complex="13pt" style:font-weight-complex="bold"/>
    </style:style>
    <style:style style:name="P2" style:family="paragraph" style:parent-style-name="Header">
      <style:paragraph-properties fo:text-align="end" style:justify-single-word="false"/>
      <style:text-properties officeooo:paragraph-rsid="000a24cf"/>
    </style:style>
    <style:style style:name="P3" style:family="paragraph" style:parent-style-name="Standard">
      <style:text-properties officeooo:rsid="00031f6a" officeooo:paragraph-rsid="00031f6a"/>
    </style:style>
    <style:style style:name="P4" style:family="paragraph" style:parent-style-name="Standard">
      <style:text-properties officeooo:rsid="00044c89" officeooo:paragraph-rsid="00044c89"/>
    </style:style>
    <style:style style:name="P5" style:family="paragraph" style:parent-style-name="Standard">
      <style:text-properties officeooo:rsid="00059668" officeooo:paragraph-rsid="00059668"/>
    </style:style>
    <style:style style:name="P6" style:family="paragraph" style:parent-style-name="Standard">
      <style:text-properties fo:font-weight="bold" officeooo:rsid="00044c89" officeooo:paragraph-rsid="00031f6a" style:font-weight-asian="bold" style:font-weight-complex="bold"/>
    </style:style>
    <style:style style:name="P7" style:family="paragraph" style:parent-style-name="Standard">
      <style:text-properties officeooo:rsid="00059668" officeooo:paragraph-rsid="00059668"/>
    </style:style>
    <style:style style:name="P8" style:family="paragraph" style:parent-style-name="Standard">
      <style:text-properties officeooo:rsid="000b8ff4" officeooo:paragraph-rsid="000b8ff4"/>
    </style:style>
    <style:style style:name="T1" style:family="text">
      <style:text-properties officeooo:rsid="000a24cf"/>
    </style:style>
    <style:style style:name="T2" style:family="text">
      <style:text-properties officeooo:rsid="0007b343"/>
    </style:style>
    <style:style style:name="T3" style:family="text">
      <style:text-properties officeooo:rsid="000c56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cursividad</text:p>
      <text:p text:style-name="P3"/>
      <text:p text:style-name="P4">1. Realice un método de ordenamiento quicksort para vectores de enteros de 10 elementos.</text:p>
      <text:p text:style-name="P4">2. Realice un método que retorne el acumulado de un vector de 10 enteros. Utilice recursividad.</text:p>
      <text:p text:style-name="P4">3. Realice un método que retorne el promedio de un vector de 10 enteros</text:p>
      <text:p text:style-name="P4">4. Realice un método que retorne el mayor elemento de un vector de 10 enteros. Utilice recursividad.</text:p>
      <text:p text:style-name="P4">5. Realice un método que retorne el menor elemento de un vector de 10 enteros. Utilice recursividad.</text:p>
      <text:p text:style-name="P5">6. Realice un método que retorne el valor del triangulo de pascal en la posición determinada por <text:span text:style-name="T2">parámetros.</text:span></text:p>
      <text:p text:style-name="P5"/>
      <text:p text:style-name="P5">El triangulo de pascal tiene la siguiente forma :</text:p>
      <text:p text:style-name="P5"/>
      <text:p text:style-name="P5">1</text:p>
      <text:p text:style-name="P5">11</text:p>
      <text:p text:style-name="P5">121</text:p>
      <text:p text:style-name="P5">1331</text:p>
      <text:p text:style-name="P5">14641</text:p>
      <text:p text:style-name="P5">…</text:p>
      <text:p text:style-name="P5"/>
      <text:p text:style-name="P5">El método debe retornar por ejemplo 3 para los parámetros : columna 2, fila 4. </text:p>
      <text:p text:style-name="P5"/>
      <text:p text:style-name="P8">7. Realice una función que dado un vector lo <text:span text:style-name="T3">transforme de modo tal que el primer elemento sea el ultimo y el ultimo el primero, el segundo el antepenúltimos, etc. </text:span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200%" fo:text-align="end" style:justify-single-word="false"/>
      <style:text-properties fo:font-size="13pt" fo:font-weight="bold" officeooo:paragraph-rsid="000a24cf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end" style:justify-single-word="false"/>
      <style:text-properties officeooo:paragraph-rsid="000a24cf"/>
    </style:style>
    <style:style style:name="MT1" style:family="text">
      <style:text-properties officeooo:rsid="000a24c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.235cm" svg:y="-0.504cm" svg:width="3.168cm" svg:height="2.129cm" draw:z-index="0"><draw:image xlink:href="Pictures/1000000000000112000000B8E910F36687AD4510.png" xlink:type="simple" xlink:show="embed" xlink:actuate="onLoad" loext:mime-type="image/png"/></draw:frame>Programación Orientada a Objetos </text:p>
        <text:p text:style-name="MP2"><text:span text:style-name="MT1">Guía</text:span> de trabajos prácticos numero <text:span text:style-name="MT1">2</text:span></text:p>
        <text:p text:style-name="Horizontal_20_Lin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9:16:22.398130077</meta:creation-date>
    <dc:date>2019-03-17T22:54:42.943518315</dc:date>
    <meta:editing-duration>PT4H6M37S</meta:editing-duration>
    <meta:editing-cycles>4</meta:editing-cycles>
    <meta:generator>LibreOffice/6.1.5.2$Linux_X86_64 LibreOffice_project/10$Build-2</meta:generator>
    <meta:document-statistic meta:table-count="0" meta:image-count="1" meta:object-count="0" meta:page-count="1" meta:paragraph-count="18" meta:word-count="167" meta:character-count="950" meta:non-whitespace-character-count="798"/>
  </office:meta>
</office:document-meta>
</file>